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-left="none" fo:border-right="none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none" fo:border-right="none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none" fo:border-right="none" fo:border-top="none" fo:border-bottom="0.5pt solid #000000"/>
    </style:style>
    <style:style style:name="Таблица7" style:family="table">
      <style:table-properties style:width="17.092cm" fo:margin-left="0cm" table:align="left"/>
    </style:style>
    <style:style style:name="Таблица7.A" style:family="table-column">
      <style:table-column-properties style:column-width="8.5cm"/>
    </style:style>
    <style:style style:name="Таблица7.B" style:family="table-column">
      <style:table-column-properties style:column-width="8.592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fo:padding="0.097cm" fo:border="none"/>
    </style:style>
    <style:style style:name="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4pt" fo:font-weight="bold" officeooo:rsid="0019f7f5" officeooo:paragraph-rsid="0019f7f5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3pt" officeooo:rsid="0019f7f5" officeooo:paragraph-rsid="0019f7f5" style:font-size-asian="13pt" style:font-size-complex="13pt"/>
    </style:style>
    <style:style style:name="P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3pt" officeooo:paragraph-rsid="0022fecf" style:font-size-asian="13pt" style:font-size-complex="13pt"/>
    </style:style>
    <style:style style:name="P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3pt" officeooo:paragraph-rsid="0022fecf" style:font-size-asian="13pt" style:font-size-complex="13pt"/>
    </style:style>
    <style:style style:name="P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3pt" officeooo:paragraph-rsid="00243041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7" style:family="paragraph" style:parent-style-name="Table_20_Contents">
      <style:paragraph-properties fo:text-align="start" style:justify-single-word="false"/>
      <style:text-properties fo:font-size="13pt" officeooo:paragraph-rsid="00232d01" style:font-size-asian="13pt" style:font-size-complex="13pt"/>
    </style:style>
    <style:style style:name="P8" style:family="paragraph" style:parent-style-name="Table_20_Contents">
      <style:paragraph-properties fo:text-align="end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1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3pt" fo:font-weight="normal" officeooo:rsid="0019f7f5" officeooo:paragraph-rsid="0019f7f5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3pt" fo:font-weight="normal" officeooo:rsid="0019f7f5" officeooo:paragraph-rsid="00227c1a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3pt" fo:font-weight="normal" officeooo:rsid="0019f7f5" officeooo:paragraph-rsid="0022fecf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3pt" fo:font-weight="normal" officeooo:rsid="0019f7f5" officeooo:paragraph-rsid="0019f7f5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fo:font-size="13pt" fo:language="ru" fo:country="RU" fo:font-weight="normal" officeooo:rsid="0024375a" officeooo:paragraph-rsid="0024375a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officeooo:paragraph-rsid="0022fecf"/>
    </style:style>
    <style:style style:name="P1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paragraph-rsid="0022fecf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paragraph-rsid="00232d01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22fecf" officeooo:paragraph-rsid="0022fecf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232d01" officeooo:paragraph-rsid="00232d01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43041" officeooo:paragraph-rsid="00243041" style:font-size-asian="11pt" style:font-size-complex="11pt"/>
    </style:style>
    <style:style style:name="T1" style:family="text">
      <style:text-properties officeooo:rsid="00217c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7c1a" style:font-weight-asian="bold" style:font-weight-complex="bold"/>
    </style:style>
    <style:style style:name="T4" style:family="text">
      <style:text-properties officeooo:rsid="00232d01"/>
    </style:style>
    <style:style style:name="T5" style:family="text">
      <style:text-properties fo:font-size="13pt" fo:font-weight="normal" officeooo:rsid="0019f7f5" style:font-size-asian="13pt" style:font-weight-asian="normal" style:font-size-complex="13pt" style:font-weight-complex="normal"/>
    </style:style>
    <style:style style:name="T6" style:family="text">
      <style:text-properties officeooo:rsid="002430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здравоохранения Республики Беларусь </text:p>
      <text:p text:style-name="P2">Учреждение образования </text:p>
      <text:p text:style-name="P2">«Белорусский государственный медицинский университет» </text:p>
      <text:p text:style-name="P1">ДОГОВОР № ПК-<text:span text:style-name="T1">{d.serialNamber}</text:span>/<text:span text:style-name="T1">{d.directionNamber}</text:span></text:p>
      <text:p text:style-name="P13">о повышении квалификации руководящего работника (специалиста) </text:p>
      <text:p text:style-name="P13">на платной основе 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TableLine1664240615504">
          <table:table-cell table:style-name="Таблица1.A1" office:value-type="string">
            <text:p text:style-name="P6">___.___.2022 </text:p>
          </table:table-cell>
          <table:table-cell table:style-name="Таблица1.A1" office:value-type="string">
            <text:p text:style-name="P8">г.Минск </text:p>
          </table:table-cell>
        </table:table-row>
      </table:table>
      <text:p text:style-name="P10"/>
      <text:p text:style-name="P10"><text:s text:c="5"/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 19-21/4824 от 23.09.2021, в дальнейшем именуемое <text:span text:style-name="T2">Учреждение образования</text:span>, с одной стороны, и <text:span text:style-name="T1">{d.fullName}</text:span> , в дальнейшем именуемый(ая) <text:span text:style-name="T2">Слушатель</text:span>, с другой стороны, совместно именуемые Стороны, заключили настоящий договор о нижеследующем: </text:p>
      <text:p text:style-name="P10"/>
      <text:p text:style-name="P10">1. Предмет договора – повышение квалификации специалиста по образовательной программе <text:span text:style-name="T2">«</text:span><text:span text:style-name="T3">{d.cour}</text:span><text:span text:style-name="T2">» </text:span>в дневной форме получения образования на платной основе.</text:p>
      <text:p text:style-name="P11">2. Срок получения образования составляет<text:span text:style-name="T2"> c </text:span><text:span text:style-name="T3">{d.date}</text:span><text:span text:style-name="T2">.</text:span></text:p>
      <text:p text:style-name="P11"><text:s text:c="5"/>3. Стоимость обучения определяется исходя из затрат на обучение, утверждается ректором или первым проректором Учреждения образования, и на момент заключения настоящего договора составляет <text:span text:style-name="T3">{d.price}</text:span> .</text:p>
      <text:p text:style-name="P11"><text:s text:c="5"/>4.Порядок изменения стоимости обучения. Стоимость обучения, предусмотренная настоящим договором, может изменяться в связи с изменением устанавливаемых централизованно цен, тарифов, налогов и в других случаях, предусмотренных законодательными актами Республики Беларусь. </text:p>
      <text:p text:style-name="P11"><text:s text:c="5"/>Скорректированная стоимость обучения утверждается ректором или первым проректором Учреждения образования, оформляется дополнительными соглашениями, которые являются неотъемлемой частью настоящего договора и основанием для оплаты. В случае корректировки (увеличения) стоимости обучения «Плательщик» производит доплату разницы в стоимости в срок, указанный в соответствующем дополнительном соглашении. </text:p>
      <text:p text:style-name="P11"><text:s text:c="5"/>5. Порядок расчета за обучение:</text:p>
      <text:p text:style-name="P11"><text:s text:c="5"/>Оплата за обучение на основании настоящего договора осуществляется на текущий счет № BY93AKBB36329000005386000000 в Минском областном управлении №500 ОАО «АСБ Беларусбанк», BIC (SWIFT) AKBBBY2X, в полном размере в срок <text:span text:style-name="T2">до </text:span><text:span text:style-name="T3">{d.lastDate}</text:span></text:p>
      <text:p text:style-name="P11"><text:s text:c="5"/>6. Права и обязанности сторон: </text:p>
      <text:p text:style-name="P11"><text:s text:c="5"/>6.1. Учреждение образования имеет право: определять самостоятельно формы, методы и способы осуществления образовательного процесса в соответствии с требованиями законодательства Республики Беларусь;</text:p>
      <text:p text:style-name="P11"><text:soft-page-break/><text:s text:c="5"/>досрочно прекратить образовательные отношения со Слушателем в случае невнесения платы за обучение в сроки, установленные в пунктах 4 и 5 настоящего договора; </text:p>
      <text:p text:style-name="P11"><text:s text:c="5"/>отчислить Слушателя в случае пропуска трех и более дней на курсах повышения квалификации специалиста без возврата внесенных денежных средств за обучение. </text:p>
      <text:p text:style-name="P11"><text:s text:c="5"/>6.2. Учреждение образования обязуется:</text:p>
      <text:p text:style-name="P11"><text:s text:c="5"/>зачислить Слушателя для получения образования приказом ректора Учреждения образования и обеспечить его повышение квалификации в соответствии с пунктом 1 настоящего договора; </text:p>
      <text:p text:style-name="P11"><text:s text:c="5"/>организовать материально-техническое обеспечение образовательного процесса в соответствии с установленными санитарными нормами, правилами и гигиеническими нормативами.</text:p>
      <text:p text:style-name="P11"><text:s text:c="5"/>6.3. Слушатель имеет право на повышение квалификации по тематике в соответствии с пунктом 1 настоящего договора;</text:p>
      <text:p text:style-name="P11"><text:s text:c="5"/>6.4. Слушатель обязуется:</text:p>
      <text:p text:style-name="P11"><text:s text:c="5"/>добросовестно относиться к освоению содержания образовательной программы повышения квалификации; </text:p>
      <text:p text:style-name="P11"><text:s text:c="5"/>выполнять требования учредительных документов, правил внутреннего распорядка для обучающихся, иных локальных нормативных правовых актов Учреждения образования; бережно относиться к имуществу Учреждения образования.</text:p>
      <text:p text:style-name="P11"><text:s text:c="5"/>6.5. Плательщик обязуется:</text:p>
      <text:p text:style-name="P11">осуществить оплату стоимости обучения в срок, указанный в пункте 5 настоящего договора;</text:p>
      <text:p text:style-name="P11"><text:s text:c="5"/>в течение десяти дней со дня окончания обучения подписать акт оказанных услуг и вернуть его Учреждению образования или направить мотивированный отказ от подписания акта с изложением причин отказа. Если в течение указанного срока акт не будет подписан и не будут представлен мотивированный отказ от подписания акта, услуга по настоящему договору считается исполненной. </text:p>
      <text:p text:style-name="P11"><text:s text:c="5"/>7. Ответственность сторон:</text:p>
      <text:p text:style-name="P11"><text:s text:c="5"/>7.1. за неисполнение или ненадлежащее исполнение своих обязательств по настоящему договору стороны несут ответственность в соответствии с законодательством Республики Беларусь;</text:p>
      <text:p text:style-name="P11"><text:s text:c="5"/>7.2. при нарушении сроков оплаты, предусмотренных пунктами 4 и 5 настоящего договора, Плательщик выплачивает пеню в размере 0,1% от суммы просроченных платежей за каждый день просрочки. Пеня начисляется со следующего дня после истечения срока оплаты;</text:p>
      <text:p text:style-name="P12"><text:s text:c="5"/>7.3. Слушатель несет ответственность перед Учреждением образования за причинение вреда имуществу Учреждения образования в соответствии с законодательством Республики Беларусь. 8. Антикоррупционная оговорка:</text:p>
      <text:p text:style-name="P12"><text:s text:c="5"/>8.1. 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принимаемые ими <text:soft-page-break/>решения (действия) с целью получения каких-либо неправомерных преимуществ или для реализации иных неправомерных целей;</text:p>
      <text:p text:style-name="P12"><text:s text:c="5"/>8.2. при исполнении своих обязанностей по договору, Стороны обязуются не допускать действий коррупционной направленности;</text:p>
      <text:p text:style-name="P12"><text:s text:c="5"/>8.3. Стороны обязуются использовать механизм взаимного уведомления о случаях нарушения одной из сторон условий оговорки, а также опровержения (подтверждения) названных сведений;</text:p>
      <text:p text:style-name="P12"><text:s text:c="5"/>8.4. Стороны признают возможность расторжения договора в одностороннем порядке в случае нарушения одной из сторон условий оговорки, а также требования возмещения реального ущерба, возникшего в результате такого расторжения.</text:p>
      <text:p text:style-name="P12"><text:s text:c="5"/>9. Дополнительные условия договора:</text:p>
      <table:table table:name="Таблица2" table:style-name="Таблица2">
        <table:table-column table:style-name="Таблица2.A"/>
        <table:table-row table:style-name="TableLine1664240613872">
          <table:table-cell table:style-name="Таблица2.A1" office:value-type="string">
            <text:p text:style-name="P6"/>
          </table:table-cell>
        </table:table-row>
      </table:table>
      <text:p text:style-name="P12"><text:s text:c="5"/>10. Заключительные положения:</text:p>
      <text:p text:style-name="P12"><text:s text:c="5"/>10.1. настоящий договор составлен в трех экземплярах, имеющих одинаковую юридическую силу;</text:p>
      <text:p text:style-name="P12"><text:s text:c="5"/>10.2. договор вступает в силу со дня его подписания сторонами и действует до исполнения сторонами своих обязательств;</text:p>
      <text:p text:style-name="P12"><text:s text:c="5"/>10.3. договор изменяется и расторгается в соответствии с законодательством Республики Беларусь;</text:p>
      <text:p text:style-name="P12"><text:s text:c="5"/>10.4. вносимые изменения (дополнения) оформляются дополнительными соглашениями;</text:p>
      <text:p text:style-name="P12"><text:s text:c="5"/>10.5. все споры и разногласия по настоящему договору стороны решают путем переговоров, а при не достижении согласия – в порядке, установленном законодательством Республики Беларусь.</text:p>
      <text:p text:style-name="P12"><text:s text:c="5"/>11. Адреса, реквизиты и подписи сторон: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row table:style-name="TableLine1664240611152">
          <table:table-cell table:style-name="Таблица3.A1" office:value-type="string">
            <text:p text:style-name="P16">Учреждение образования </text:p>
          </table:table-cell>
          <table:table-cell table:style-name="Таблица3.A1" office:value-type="string">
            <text:p text:style-name="P16">Слушатель 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 table:style-name="TableLine1664240607072">
          <table:table-cell table:style-name="Таблица4.A1" office:value-type="string">
            <text:p text:style-name="P16">Учреждение образования «Белорусский государственный медицинский университет» </text:p>
          </table:table-cell>
          <table:table-cell table:style-name="Таблица4.A1" office:value-type="string">
            <text:p text:style-name="P20">{d.fullName}</text:p>
          </table:table-cell>
        </table:table-row>
        <table:table-row table:style-name="TableLine1664240617408">
          <table:table-cell table:style-name="Таблица4.A1" office:value-type="string">
            <text:p text:style-name="P17">Местонахождение: </text:p>
          </table:table-cell>
          <table:table-cell table:style-name="Таблица4.A1" office:value-type="string">
            <text:p text:style-name="P21">Адрес: </text:p>
          </table:table-cell>
        </table:table-row>
        <table:table-row table:style-name="TableLine1664240615776">
          <table:table-cell table:style-name="Таблица4.A1" office:value-type="string">
            <text:p text:style-name="P17">проспект Дзержинского, 83, корпус 1, 220116, г. Минск </text:p>
          </table:table-cell>
          <table:table-cell table:style-name="Таблица4.A1" office:value-type="string">
            <text:p text:style-name="P21">{d.address}</text:p>
          </table:table-cell>
        </table:table-row>
        <table:table-row table:style-name="TableLine1664240614960">
          <table:table-cell table:style-name="Таблица4.A1" office:value-type="string">
            <text:p text:style-name="P18">тел. 277-12-01 (приемная); </text:p>
            <text:p text:style-name="P18">факс: 277-12-02; тел. 207-94-93 (деканат); тел. 277-10-78 (бухгалтерия); </text:p>
            <text:p text:style-name="P18">тел. 277-17-13 (отдел договорных работ) </text:p>
          </table:table-cell>
          <table:table-cell table:style-name="Таблица4.A1" office:value-type="string">
            <text:p text:style-name="P19">тел.дом. <text:span text:style-name="T4">{d.homePhone}</text:span></text:p>
            <text:p text:style-name="P19">тел.моб. <text:span text:style-name="T4">{d. mobilePhone}</text:span> </text:p>
          </table:table-cell>
        </table:table-row>
        <table:table-row table:style-name="TableLine1664240612240">
          <table:table-cell table:style-name="Таблица4.A1" office:value-type="string">
            <text:p text:style-name="P18">Банковские реквизиты: </text:p>
          </table:table-cell>
          <table:table-cell table:style-name="Таблица4.A1" office:value-type="string">
            <text:p text:style-name="P17">Документ, удостоверяющий личность </text:p>
          </table:table-cell>
        </table:table-row>
        <table:table-row table:style-name="TableLine1664240611424">
          <table:table-cell table:style-name="Таблица4.A1" office:value-type="string">
            <text:p text:style-name="P19">Текущий счет № BY93AKBB36329000005386000000 </text:p>
          </table:table-cell>
          <table:table-cell table:style-name="Таблица4.A1" office:value-type="string">
            <text:p text:style-name="P17">(вид, серия (при наличии), номер, дата выдачи, наименование государственного </text:p>
          </table:table-cell>
        </table:table-row>
        <table:table-row table:style-name="TableLine1664240619856">
          <table:table-cell table:style-name="Таблица4.A1" office:value-type="string">
            <text:p text:style-name="P19">Минское областное управление №500</text:p>
            <text:p text:style-name="P19">ОАО «АСБ Беларусбанк», </text:p>
            <text:p text:style-name="P19">BIC (SWIFT) AKBBBY2Х </text:p>
            <text:p text:style-name="P19">УНП 100582412 </text:p>
            <text:p text:style-name="P19"><text:soft-page-break/>ОКПО 02017507 </text:p>
            <text:p text:style-name="P19">Адрес банка в г. Минске: пр. Дзержинского, 69. </text:p>
          </table:table-cell>
          <table:table-cell table:style-name="Таблица4.A1" office:value-type="string">
            <text:p text:style-name="P17">органа его выдавшего, идентификационный номер (при наличии) </text:p>
            <text:p text:style-name="P21">____________________________________________________________________________________<text:soft-page-break/>____________________________________________________________________________________</text:p>
          </table:table-cell>
        </table:table-row>
        <table:table-row table:style-name="TableLine1664240613056"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16">__________________________________________</text:p>
            <text:p text:style-name="P16">(подпись) </text:p>
          </table:table-cell>
        </table:table-row>
      </table:table>
      <text:p text:style-name="P12"/>
      <text:p text:style-name="P12">Первый проректор </text:p>
      <text:p text:style-name="P15"><text:span text:style-name="T5">________________</text:span>И.Н.Мороз </text:p>
      <text:p text:style-name="P15"/>
      <text:p text:style-name="P15"/>
      <text:p text:style-name="P15"/>
      <text:p text:style-name="P3">АКТ ОКАЗАННЫХ УСЛУГ </text:p>
      <text:p text:style-name="P3">по договору № ПК–<text:span text:style-name="T6">{d.serialNamber}</text:span>/<text:span text:style-name="T6">{d.directionNamber}</text:span> от ___.___.2022 </text:p>
      <text:p text:style-name="P3">о повышении квалификации руководящего работника (специалиста) </text:p>
      <text:p text:style-name="P3">на платной основе </text:p>
      <text:p text:style-name="P3"/>
      <table:table table:name="Таблица5" table:style-name="Таблица5">
        <table:table-column table:style-name="Таблица5.A"/>
        <table:table-column table:style-name="Таблица5.B"/>
        <table:table-row table:style-name="TableLine1664240609520">
          <table:table-cell table:style-name="Таблица5.A1" office:value-type="string">
            <text:p text:style-name="P6">___.___.2022 </text:p>
          </table:table-cell>
          <table:table-cell table:style-name="Таблица5.A1" office:value-type="string">
            <text:p text:style-name="P8">г.Минск </text:p>
          </table:table-cell>
        </table:table-row>
      </table:table>
      <text:p text:style-name="P3"/>
      <text:p text:style-name="P4"><text:s text:c="5"/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 19-21/4824 от 23.09.2021, в дальнейшем именуемое Учреждение образования, с одной стороны, <text:span text:style-name="T6">{d.fullName}</text:span>, именуемый(ая) Слушатель, с другой стороны: </text:p>
      <text:p text:style-name="P5"><text:s text:c="5"/>Слушатель подтверждает надлежащее оказание Учреждением образования образовательных услуг по договору № ПК-<text:span text:style-name="T6">{d.serialNamber}</text:span>/<text:span text:style-name="T6">{d.directionNamber}</text:span> от ___.___.2022 в полном объеме на сумму <text:span text:style-name="T6">{d.price}</text:span> без НДС. Стороны не имеют претензий друг к другу </text:p>
      <text:p text:style-name="P5"><text:s text:c="5"/>Настоящий акт составлен в двух экземплярах, по одному для каждой из сторон. </text:p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 table:style-name="TableLine1664240609792">
          <table:table-cell table:style-name="Таблица6.A1" office:value-type="string">
            <text:p text:style-name="P16">Учреждение образования </text:p>
          </table:table-cell>
          <table:table-cell table:style-name="Таблица6.A1" office:value-type="string">
            <text:p text:style-name="P16">Слушатель 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row table:style-name="TableLine1664240613328">
          <table:table-cell table:style-name="Таблица7.A1" office:value-type="string">
            <text:p text:style-name="P16">Учреждение образования «Белорусский государственный медицинский университет» </text:p>
          </table:table-cell>
          <table:table-cell table:style-name="Таблица7.A1" office:value-type="string">
            <text:p text:style-name="P22">{d.fullName}</text:p>
          </table:table-cell>
        </table:table-row>
      </table:table>
      <text:p text:style-name="P5"/>
      <text:p text:style-name="P5"/>
      <table:table table:name="Таблица8" table:style-name="Таблица8">
        <table:table-column table:style-name="Таблица8.A"/>
        <table:table-column table:style-name="Таблица8.B"/>
        <table:table-row table:style-name="TableLine1664240610336">
          <table:table-cell table:style-name="Таблица8.A1" office:value-type="string">
            <text:p text:style-name="P6">Первый проректор </text:p>
            <text:p text:style-name="P6">________________И.Н.Мороз </text:p>
          </table:table-cell>
          <table:table-cell table:style-name="Таблица8.A1" office:value-type="string">
            <text:p text:style-name="P9">______________________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1-12-08T16:04:25.515000000</dc:date>
    <meta:editing-duration>PT14M41S</meta:editing-duration>
    <meta:editing-cycles>9</meta:editing-cycles>
    <meta:generator>LibreOffice/7.2.4.1$Windows_X86_64 LibreOffice_project/27d75539669ac387bb498e35313b970b7fe9c4f9</meta:generator>
    <meta:document-statistic meta:table-count="8" meta:image-count="0" meta:object-count="0" meta:page-count="4" meta:paragraph-count="91" meta:word-count="928" meta:character-count="8297" meta:non-whitespace-character-count="7216"/>
  </office:meta>
</office:document-meta>
</file>